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withoutfill">
      <style:graphic-properties draw:stroke="dash" draw:stroke-dash="Dashed_20__28_var_29_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solid" draw:fill-color="#000000" draw:textarea-vertical-align="middle"/>
    </style:style>
    <style:style style:name="gr5" style:family="graphic" style:parent-style-name="objectwithoutfill">
      <style:graphic-properties draw:stroke="dash" draw:stroke-dash="_32__20_Dots_20_1_20_Dash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="" draw:marker-start-width="0.276cm" draw:marker-end="Arrow_20_concave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start="Arrow_20_concav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143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color="#000000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5.24cm" svg:height="10.16cm" svg:x="3.286cm" svg:y="4.175cm">
            <text:p/>
          </draw:rect>
          <draw:rect draw:style-name="gr2" draw:text-style-name="P1" draw:layer="layout" svg:width="10.16cm" svg:height="0.127cm" svg:x="7.35cm" svg:y="11.046cm">
            <text:p/>
          </draw:rect>
          <draw:line draw:style-name="gr3" draw:text-style-name="P1" draw:layer="layout" svg:x1="3.286cm" svg:y1="13.446cm" svg:x2="18.526cm" svg:y2="13.446cm">
            <text:p/>
          </draw:line>
          <draw:ellipse draw:style-name="gr4" draw:text-style-name="P1" draw:layer="layout" svg:width="7.493cm" svg:height="0.254cm" svg:x="8.747cm" svg:y="10.779cm">
            <text:p/>
          </draw:ellipse>
          <draw:ellipse draw:style-name="gr4" draw:text-style-name="P1" draw:layer="layout" svg:width="7.493cm" svg:height="0.254cm" svg:x="8.747cm" svg:y="10.271cm">
            <text:p/>
          </draw:ellipse>
          <draw:ellipse draw:style-name="gr4" draw:text-style-name="P1" draw:layer="layout" svg:width="7.493cm" svg:height="0.254cm" svg:x="8.747cm" svg:y="10.017cm">
            <text:p/>
          </draw:ellipse>
          <draw:ellipse draw:style-name="gr4" draw:text-style-name="P1" draw:layer="layout" svg:width="7.493cm" svg:height="0.254cm" svg:x="8.747cm" svg:y="9.763cm">
            <text:p/>
          </draw:ellipse>
          <draw:ellipse draw:style-name="gr4" draw:text-style-name="P1" draw:layer="layout" svg:width="7.493cm" svg:height="0.254cm" svg:x="8.747cm" svg:y="10.525cm">
            <text:p/>
          </draw:ellipse>
          <draw:line draw:style-name="gr5" draw:text-style-name="P1" draw:layer="layout" svg:x1="3.286cm" svg:y1="6.207cm" svg:x2="18.526cm" svg:y2="6.207cm">
            <text:p/>
          </draw:line>
          <draw:custom-shape draw:style-name="gr6" draw:text-style-name="P1" draw:layer="layout" svg:width="0.508cm" svg:height="0.381cm" svg:x="13.7cm" svg:y="5.81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1" draw:layer="layout" svg:x1="7.985cm" svg:y1="7.985cm" svg:x2="7.985cm" svg:y2="10.906cm">
            <text:p/>
          </draw:line>
          <draw:line draw:style-name="gr7" draw:text-style-name="P1" draw:layer="layout" svg:x1="17.129cm" svg:y1="9.89cm" svg:x2="17.129cm" svg:y2="6.588cm">
            <text:p/>
          </draw:line>
          <draw:line draw:style-name="gr7" draw:text-style-name="P1" draw:layer="layout" svg:x1="3.54cm" svg:y1="7.985cm" svg:x2="7.985cm" svg:y2="7.985cm">
            <text:p/>
          </draw:line>
          <draw:line draw:style-name="gr8" draw:text-style-name="P1" draw:layer="layout" svg:x1="7.985cm" svg:y1="10.906cm" svg:x2="8.747cm" svg:y2="10.906cm">
            <text:p/>
          </draw:line>
          <draw:line draw:style-name="gr9" draw:text-style-name="P1" draw:layer="layout" svg:x1="16.24cm" svg:y1="9.89cm" svg:x2="17.129cm" svg:y2="9.89cm">
            <text:p/>
          </draw:line>
          <draw:line draw:style-name="gr10" draw:text-style-name="P1" draw:layer="layout" svg:x1="3.54cm" svg:y1="6.588cm" svg:x2="17.129cm" svg:y2="6.588cm">
            <text:p/>
          </draw:line>
          <draw:frame draw:style-name="gr11" draw:text-style-name="P3" draw:layer="layout" svg:width="2.286cm" svg:height="1.393cm" svg:x="3.286cm" svg:y="7.985cm">
            <draw:text-box>
              <text:p text:style-name="P2"><text:span text:style-name="T1">SWHE</text:span></text:p>
              <text:p text:style-name="P2"><text:span text:style-name="T1">Supply</text:span></text:p>
            </draw:text-box>
          </draw:frame>
          <draw:frame draw:style-name="gr11" draw:text-style-name="P3" draw:layer="layout" svg:width="2.286cm" svg:height="1.393cm" svg:x="3.286cm" svg:y="6.592cm">
            <draw:text-box>
              <text:p text:style-name="P2"><text:span text:style-name="T1">SWHE</text:span></text:p>
              <text:p text:style-name="P2"><text:span text:style-name="T1">Return</text:span></text:p>
            </draw:text-box>
          </draw:frame>
          <draw:line draw:style-name="gr12" draw:text-style-name="P1" draw:layer="layout" svg:x1="7.604cm" svg:y1="11.033cm" svg:x2="7.604cm" svg:y2="6.334cm">
            <text:p/>
          </draw:line>
          <draw:circle draw:style-name="gr13" draw:text-style-name="P4" draw:layer="layout" svg:width="1.27cm" svg:height="1.27cm" svg:x="6.969cm" svg:y="5.064cm">
            <text:p text:style-name="P2"><text:span text:style-name="T1">Buoy</text:span></text:p>
          </draw:circle>
          <draw:line draw:style-name="gr12" draw:text-style-name="P1" draw:layer="layout" svg:x1="17.256cm" svg:y1="11.033cm" svg:x2="17.256cm" svg:y2="6.334cm">
            <text:p/>
          </draw:line>
          <draw:circle draw:style-name="gr13" draw:text-style-name="P4" draw:layer="layout" svg:width="1.27cm" svg:height="1.27cm" svg:x="16.621cm" svg:y="5.064cm">
            <text:p text:style-name="P2"><text:span text:style-name="T1">Buoy</text:span></text:p>
          </draw:circle>
          <draw:frame draw:style-name="gr11" draw:text-style-name="P3" draw:layer="layout" svg:width="2.286cm" svg:height="1.393cm" svg:x="11.16cm" svg:y="9.005cm">
            <draw:text-box>
              <text:p text:style-name="P2"><text:span text:style-name="T1">SWHE</text:span></text:p>
            </draw:text-box>
          </draw:frame>
          <draw:frame draw:style-name="gr14" draw:text-style-name="P4" draw:layer="layout" svg:width="5.08cm" svg:height="0.725cm" svg:x="10.017cm" svg:y="11.287cm">
            <draw:text-box>
              <text:p text:style-name="P2"><text:span text:style-name="T1">SWHE Support</text:span></text:p>
            </draw:text-box>
          </draw:frame>
          <draw:frame draw:style-name="gr11" draw:text-style-name="P4" draw:layer="layout" svg:width="4.826cm" svg:height="1.393cm" svg:x="8.747cm" svg:y="12.826cm">
            <draw:text-box>
              <text:p text:style-name="P2"><text:span text:style-name="T1">Pond Bottom</text:span></text:p>
            </draw:text-box>
          </draw:frame>
          <draw:circle draw:style-name="gr15" draw:text-style-name="P5" draw:layer="layout" svg:width="0.508cm" svg:height="0.508cm" svg:x="8.112cm" svg:y="10.144cm">
            <text:p text:style-name="P1"><text:span text:style-name="T2">T</text:span></text:p>
          </draw:circle>
          <draw:circle draw:style-name="gr15" draw:text-style-name="P4" draw:layer="layout" svg:width="0.508cm" svg:height="0.508cm" svg:x="16.24cm" svg:y="9.128cm">
            <text:p text:style-name="P2"><text:span text:style-name="T1">T</text:span></text:p>
          </draw:circle>
          <draw:line draw:style-name="gr16" draw:text-style-name="P1" draw:layer="layout" svg:x1="8.366cm" svg:y1="10.652cm" svg:x2="8.366cm" svg:y2="10.906cm">
            <text:p/>
          </draw:line>
          <draw:line draw:style-name="gr16" draw:text-style-name="P1" draw:layer="layout" svg:x1="16.494cm" svg:y1="9.636cm" svg:x2="16.494cm" svg:y2="9.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2:58:09.70</meta:creation-date>
    <dc:date>2013-01-17T10:12:27</dc:date>
    <meta:editing-duration>P3DT22H25M59S</meta:editing-duration>
    <meta:editing-cycles>4</meta:editing-cycles>
    <meta:generator>LibreOffice/3.5$Linux_X86_64 LibreOffice_project/350m1$Build-2</meta:generator>
    <meta:document-statistic meta:object-count="30"/>
  </office:meta>
</office:document-meta>
</file>